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5983b0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Arial, sans-serif'" style:font-family-asian="'Arial, sans-serif'" style:font-family-complex="'Arial, sans-serif'" fo:background-color="transparent" style:use-window-font-color="true"/>
    </style:style>
    <style:style style:name="T8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0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1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4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7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7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0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3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1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4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105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22.00pt" fo:font-weight="bold" fo:font-family="'@Microsoft YaHei'" style:font-family-asian="'@Microsoft YaHei'" style:font-family-complex="'@Microsoft YaHei'" fo:background-color="transparent" fo:color="#004dbb" fo:font-style="italic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22.00pt" fo:font-weight="bold" fo:font-family="'@Microsoft YaHei'" style:font-family-asian="'@Microsoft YaHei'" style:font-family-complex="'@Microsoft YaHei'" fo:background-color="transparent" fo:color="#004dbb" fo:font-style="italic"/>
    </style:style>
    <style:style style:name="T111" style:family="text">
      <style:text-properties fo:font-size="14.00pt" fo:font-weight="bold" fo:font-family="'@Microsoft JhengHei'" style:font-family-asian="'@Microsoft JhengHei'" style:font-family-complex="'@Microsoft JhengHei'" fo:background-color="transparent" style:use-window-font-color="true"/>
    </style:style>
    <style:style style:name="T112" style:family="text">
      <style:text-properties fo:font-size="22.00pt" fo:font-weight="bold" fo:font-family="'@Microsoft YaHei'" style:font-family-asian="'@Microsoft YaHei'" style:font-family-complex="'@Microsoft YaHei'" fo:background-color="transparent" fo:color="#004dbb" fo:font-style="italic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" style:family="paragraph">
      <style:paragraph-properties fo:line-height="115.00%" fo:text-align="justify" fo:margin-bottom="7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15.00%" fo:text-align="left" fo:margin-bottom="7.00pt"/>
    </style:style>
    <text:list-style style:name="L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</office:automatic-styles>
  <office:body>
    <office:text>
      <text:p text:style-name="P1"><text:span text:style-name="T1">Documentación Entornos de Desarrollo</text:span></text:p>
      <text:p text:style-name="P1"><text:span text:style-name="T2">Metodología del proyecto</text:span><text:span text:style-name="T3"><text:s/>:Agile 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Requisitos Funcionales</text:span></text:p>
      <text:p text:style-name="P1"><text:span text:style-name="T6"/></text:p>
      <text:list text:style-name="L2">
        <text:list-item>
          <text:p text:style-name="P2"><text:span text:style-name="T7">RF1: Creación de plataformas-3horas-Prioridad Media-Alta:</text:span><text:span text:style-name="T8"><text:s/>El sistema debe permitir registrar nuevas plataformas de streaming con su nombre y país de origen. </text:span></text:p>
        </text:list-item>
        <text:list-item>
          <text:p text:style-name="P3"><text:span text:style-name="T9">RF2: Consulta-Plataformas-3horas-Media-Alta:</text:span><text:span text:style-name="T10"><text:s/>El sistema debe permitir visualizar la información de las plataformas existentes. </text:span></text:p>
        </text:list-item>
        <text:list-item>
          <text:p text:style-name="P3"><text:span text:style-name="T11">RF3: Modificación-Plataformas -2-3 horas-Prioridad Media:</text:span><text:span text:style-name="T12"><text:s/>El sistema debe permitir editar los datos de las plataformas que existen. </text:span></text:p>
        </text:list-item>
        <text:list-item>
          <text:p text:style-name="P3"><text:span text:style-name="T13">RF4: Eliminación-Plataformas-series-2-3horas-Prioridad-Media:</text:span><text:span text:style-name="T14"><text:s/>El sistema debe permitir eliminar plataformas y series existentes.</text:span></text:p>
        </text:list-item>
        <text:list-item>
          <text:p text:style-name="P3"><text:span text:style-name="T15">RF5: Creación de series-Prioridad-3horas-Media:</text:span><text:span text:style-name="T16"><text:s/>El sistema debe permitir registrar nuevas series de televisión, asociándolas a una plataforma existente.</text:span></text:p>
        </text:list-item>
        <text:list-item>
          <text:p text:style-name="P3"><text:span text:style-name="T17">RF6: Consulta de series-2horas-Prioridad-Media:</text:span><text:span text:style-name="T18"><text:s/>El sistema debe permitir buscar y consultar series por título. </text:span></text:p>
        </text:list-item>
        <text:list-item>
          <text:p text:style-name="P3"><text:span text:style-name="T19">RF7:Consulta Filtrado por Género series-2horas-Prioridad-alta:</text:span><text:span text:style-name="T20"><text:s/>El sistema debe permitir buscar y consultar series filtradas por género </text:span></text:p>
        </text:list-item>
        <text:list-item>
          <text:p text:style-name="P3"><text:span text:style-name="T21">RF8: Consulta Filtrada por Plataformas-:2horas-Prioridad-Baja-Media</text:span><text:span text:style-name="T22"><text:s/>El sistema debe permitir buscar y consultar series filtradas por la plataforma en la que se encuentran. </text:span></text:p>
        </text:list-item>
        <text:list-item>
          <text:p text:style-name="P3"><text:span text:style-name="T23">RF9: Validación de Datos-2horas-Prioridad:Baja-Media:</text:span><text:span text:style-name="T24"><text:s/>El sistema debe validar los datos ingresados por el usuario antes de guardarlos en la base de datos . </text:span></text:p>
        </text:list-item>
        <text:list-item>
          <text:p text:style-name="P3"><text:span text:style-name="T25">RF10: Conexión a Base de Datos-5</text:span><text:span text:style-name="T26">horas</text:span><text:span text:style-name="T27">-Prioridad-Alta:</text:span><text:span text:style-name="T28"><text:s/>El sistema debe utilizar JDBC para conectar con una base de datos Oracle. </text:span></text:p>
        </text:list-item>
        <text:list-item>
          <text:p text:style-name="P3"><text:span text:style-name="T29">RF11: Creación Automática de Tablas-6horas-Prioridad-Alta:</text:span><text:span text:style-name="T30"><text:s/>La aplicación debe ser capaz de crear automáticamente las tablas necesarias </text:span></text:p>
        </text:list-item>
        <text:list-item>
          <text:p text:style-name="P3"><text:span text:style-name="T31">RF12:Consulta Filtrado por titulo series-2horas-Prioridad-baja:</text:span><text:span text:style-name="T32"><text:s/>El sistema debe permitir buscar y consultar series filtradas por titulo</text:span></text:p>
        </text:list-item>
        <text:list-item>
          <text:p text:style-name="P3"><text:span text:style-name="T33">RF13:Creación de interfaces gráficas-6horas-Prioridad-alta:</text:span><text:span text:style-name="T34"><text:s/>El sistema debe tener un interfaz gráfica funcional</text:span></text:p>
        </text:list-item>
        <text:list-item>
          <text:p text:style-name="P3"><text:span text:style-name="T35">RF14:Creación de pruebas unitarias-5horas-Prioridad-alta:</text:span><text:span text:style-name="T36"><text:s/>El sistema debe tener pruebas unitarias de los métodos mas importantes</text:span></text:p>
        </text:list-item>
      </text:list>
      <text:p text:style-name="P4"><text:span text:style-name="T37"/></text:p>
      <text:p text:style-name="P4"><text:span text:style-name="T37"/></text:p>
      <text:p text:style-name="P4"><text:span text:style-name="T37"/></text:p>
      <text:p text:style-name="P4"><text:span text:style-name="T38">Requisitos no funcionales-Terminado</text:span></text:p>
      <text:list text:style-name="L5">
        <text:list-item>
          <text:p text:style-name="P5"><text:span text:style-name="T39">RNF1: Programación Orientada a Objetos (POO)-0horas-Prioridad-Alta</text:span></text:p>
        </text:list-item>
        <text:list-item>
          <text:p text:style-name="P5"><text:span text:style-name="T39">RNF2: Patrón de Diseño MVC-1hora-Prioridad-media:</text:span><text:span text:style-name="T40"><text:s/></text:span></text:p>
        </text:list-item>
        <text:list-item>
          <text:p text:style-name="P5"><text:span text:style-name="T41">RNF3: Diseño de Clases-1hora-Prioridad-Media:</text:span><text:span text:style-name="T42"><text:s/></text:span></text:p>
        </text:list-item>
        <text:list-item>
          <text:p text:style-name="P5"><text:span text:style-name="T43">RNF4: Estructura de la Base de Datos - Relaciones-20min-Prioridad-Alta:</text:span><text:span text:style-name="T44"><text:s/>Se deben establecer relaciones adecuadas entre las tablas de la base de datos </text:span></text:p>
        </text:list-item>
        <text:list-item>
          <text:p text:style-name="P5"><text:span text:style-name="T45">RNF5: Estructura de la Base de Datos<text:s/></text:span><text:span text:style-name="T46">–</text:span><text:span text:style-name="T47"><text:s/>Normalizaci</text:span><text:span text:style-name="T48">ón-15 minutos:</text:span><text:span text:style-name="T49"><text:s/>La base de datos debe estar normalizada.</text:span></text:p>
        </text:list-item>
        <text:list-item>
          <text:p text:style-name="P5"><text:span text:style-name="T50">RNF6: Usabilidad de la Interfaz Gráfica-0horas-Prioridad-Media:</text:span><text:span text:style-name="T51"><text:s/>La interfaz gráfica debe ser amigable, limpia y funcional para el usuario.</text:span></text:p>
        </text:list-item>
        <text:list-item>
          <text:p text:style-name="P5"><text:span text:style-name="T52">RNF007: Estructura del Código-10min-Prioridad-media:</text:span><text:span text:style-name="T53"><text:s/>El código fuente debe estar bien estructurado y organizado en paquetes</text:span></text:p>
        </text:list-item>
      </text:list>
      <text:p text:style-name="P6"><text:span text:style-name="T54"/></text:p>
      <text:p text:style-name="P6"><text:span text:style-name="T54"/></text:p>
      <text:p text:style-name="P6"><text:span text:style-name="T55">E</text:span><text:span text:style-name="T56">sta semana 19/05/2025 haré los siguientes requisitos , que incluyen 24 horas del proyecto:</text:span></text:p>
      <text:p text:style-name="P6"><text:span text:style-name="T57"/></text:p>
      <text:p text:style-name="P6"><text:span text:style-name="T58"><text:s text:c="4"/></text:span><text:span text:style-name="T59">•</text:span><text:span text:style-name="T60"><text:s/>RF10: Conexi</text:span><text:span text:style-name="T61">ón a Base de Datos</text:span></text:p>
      <text:p text:style-name="P6"><text:span text:style-name="T61"><text:s text:c="4"/></text:span><text:span text:style-name="T62">•</text:span><text:span text:style-name="T63"><text:s/>RF11: Creaci</text:span><text:span text:style-name="T64">ón Automática de Tablas</text:span></text:p>
      <text:p text:style-name="P6"><text:span text:style-name="T64"><text:s text:c="4"/></text:span><text:span text:style-name="T65">•</text:span><text:span text:style-name="T66"><text:s/>RF1: Creaci</text:span><text:span text:style-name="T67">ón de plataformas. </text:span></text:p>
      <text:p text:style-name="P6"><text:span text:style-name="T67"><text:s text:c="4"/></text:span><text:span text:style-name="T68">•</text:span><text:span text:style-name="T69"><text:s/>RF5: Creaci</text:span><text:span text:style-name="T70">ón de series</text:span></text:p>
      <text:p text:style-name="P6"><text:span text:style-name="T70"><text:s text:c="4"/></text:span><text:span text:style-name="T71">•</text:span><text:span text:style-name="T72"><text:s/>RF2: Consulta-Plataformas</text:span></text:p>
      <text:p text:style-name="P6"><text:span text:style-name="T73"><text:s text:c="4"/></text:span><text:span text:style-name="T74">•</text:span><text:span text:style-name="T75"><text:s/>RF6: Consulta de series</text:span></text:p>
      <text:p text:style-name="P6"><text:span text:style-name="T76"><text:s text:c="4"/></text:span><text:span text:style-name="T77">•</text:span><text:span text:style-name="T78"><text:s/>RF4: Eliminaci</text:span><text:span text:style-name="T79">ón-Plataformas-series</text:span></text:p>
      <text:list text:style-name="L7">
        <text:list-item>
          <text:p text:style-name="P7"><text:span text:style-name="T80">RFN1-Poo</text:span></text:p>
        </text:list-item>
        <text:list-item>
          <text:p text:style-name="P7"><text:span text:style-name="T80">RFN4-Estructura Bdd</text:span></text:p>
        </text:list-item>
        <text:list-item>
          <text:p text:style-name="P7"><text:span text:style-name="T80">RFN5-Normalizacion</text:span></text:p>
        </text:list-item>
        <text:list-item>
          <text:p text:style-name="P7"><text:span text:style-name="T80">RFN7-Estructura Del Coidigo</text:span></text:p>
        </text:list-item>
      </text:list>
      <text:p text:style-name="P8"><text:span text:style-name="T81"/></text:p>
      <text:p text:style-name="P8"><text:span text:style-name="T81"/></text:p>
      <text:p text:style-name="P8"><text:span text:style-name="T82">E</text:span><text:span text:style-name="T83">sta semana 26/05/2025 haré los siguientes requisitos , que incluye el resto de horas del proyecto:</text:span></text:p>
      <text:p text:style-name="P8"><text:span text:style-name="T84"/></text:p>
      <text:p text:style-name="P8"><text:span text:style-name="T85"><text:s text:c="4"/></text:span><text:span text:style-name="T86">•</text:span><text:span text:style-name="T87"><text:s/>RF3: Modificacion plataformas</text:span></text:p>
      <text:p text:style-name="P8"><text:span text:style-name="T88"><text:s text:c="4"/></text:span><text:span text:style-name="T89">•</text:span><text:span text:style-name="T90"><text:s/>RF7: Consulta filtro</text:span></text:p>
      <text:p text:style-name="P8"><text:span text:style-name="T91"><text:s text:c="4"/></text:span><text:span text:style-name="T92">•</text:span><text:span text:style-name="T93"><text:s/>RF8: Consulta Filtrada. </text:span></text:p>
      <text:p text:style-name="P8"><text:span text:style-name="T94"><text:s text:c="4"/></text:span><text:span text:style-name="T95">•</text:span><text:span text:style-name="T96"><text:s/>RF9: Validacion De datos</text:span></text:p>
      <text:p text:style-name="P8"><text:span text:style-name="T97"><text:s text:c="4"/></text:span><text:span text:style-name="T98">•</text:span><text:span text:style-name="T99"><text:s/>RF12: Consulta-Filtro</text:span></text:p>
      <text:p text:style-name="P8"><text:span text:style-name="T100"><text:s text:c="4"/></text:span><text:span text:style-name="T101">•</text:span><text:span text:style-name="T102"><text:s/>RF13: Interfazes Graficas</text:span></text:p>
      <text:p text:style-name="P8"><text:span text:style-name="T103"><text:s text:c="4"/></text:span><text:span text:style-name="T104">•</text:span><text:span text:style-name="T105"><text:s/>RF14: Pruebas Unitarias-Plataformas-series</text:span></text:p>
      <text:list text:style-name="L9">
        <text:list-item>
          <text:p text:style-name="P9"><text:span text:style-name="T106">RFN2-Patron MVC</text:span></text:p>
        </text:list-item>
        <text:list-item>
          <text:p text:style-name="P9"><text:span text:style-name="T106">RFN6-Diseño Interfaz</text:span></text:p>
        </text:list-item>
        <text:list-item>
          <text:p text:style-name="P9"><text:span text:style-name="T106">RFN3-Diagrama de Clases</text:span></text:p>
        </text:list-item>
        <text:list-item>
          <text:p text:style-name="P9"><text:span text:style-name="T106">Refactorizar</text:span></text:p>
        </text:list-item>
      </text:list>
      <text:p text:style-name="P10"><text:span text:style-name="T107"/></text:p>
      <text:p text:style-name="P10"><text:span text:style-name="T107"/></text:p>
      <text:p text:style-name="P10"><text:span text:style-name="T107"/></text:p>
      <text:p text:style-name="P10"><text:span text:style-name="T107"/></text:p>
      <text:p text:style-name="P10"><text:span text:style-name="T108">Diagrama de<text:s text:c="2"/>clases </text:span></text:p>
      <text:p text:style-name="P10"><draw:frame text:anchor-type="as-char" svg:width="146.58mm" svg:height="64.29mm" style:rel-width="scale" style:rel-height="scale"><draw:object-ole xlink:href="OleObj1"/><draw:image xlink:href="ObjectReplacements/OleObj1"/></draw:frame><text:span text:style-name="T109"/></text:p>
      <text:p text:style-name="P10"><text:span text:style-name="T109"/></text:p>
      <text:p text:style-name="P10"><draw:frame text:anchor-type="as-char" svg:width="146.58mm" svg:height="59.80mm" style:rel-width="scale" style:rel-height="scale"><draw:object-ole xlink:href="OleObj2"/><draw:image xlink:href="ObjectReplacements/OleObj2"/></draw:frame><text:span text:style-name="T109"/></text:p>
      <text:p text:style-name="P10"><text:span text:style-name="T109"/></text:p>
      <text:p text:style-name="P10"><text:span text:style-name="T109"/></text:p>
      <text:p text:style-name="P11"><text:span text:style-name="T110">Refactorizacion</text:span></text:p>
      <text:p text:style-name="P11"><text:span text:style-name="T111">He añadido final y seperado la inicializacion de variables<text:s/></text:span><text:span text:style-name="T112"/></text:p>
      <text:p text:style-name="P11"><draw:frame text:anchor-type="as-char" svg:width="146.58mm" svg:height="46.04mm" style:rel-width="scale" style:rel-height="scale"><draw:object-ole xlink:href="OleObj3"/><draw:image xlink:href="ObjectReplacements/OleObj3"/></draw:frame><text:span text:style-name="T112"/></text:p>
      <text:p text:style-name="P11"><text:span text:style-name="T112"/></text:p>
      <text:p text:style-name="P11"><text:span text:style-name="T112"/></text:p>
      <text:p text:style-name="P11"><draw:frame text:anchor-type="as-char" svg:width="146.58mm" svg:height="4.76mm" style:rel-width="scale" style:rel-height="scale"><draw:object-ole xlink:href="OleObj4"/><draw:image xlink:href="ObjectReplacements/OleObj4"/></draw:frame><text:span text:style-name="T112"/></text:p>
      <text:p text:style-name="P11"><text:span text:style-name="T112"/></text:p>
      <text:p text:style-name="P11"><text:span text:style-name="T112"/></text:p>
      <text:p text:style-name="P11"><draw:frame text:anchor-type="as-char" svg:width="146.58mm" svg:height="35.98mm" style:rel-width="scale" style:rel-height="scale"><draw:object-ole xlink:href="OleObj5"/><draw:image xlink:href="ObjectReplacements/OleObj5"/></draw:frame><text:span text:style-name="T112"/></text:p>
      <text:p text:style-name="P11"><text:span text:style-name="T112"/></text:p>
      <text:p text:style-name="P11"><text:span text:style-name="T112"/></text:p>
      <text:p text:style-name="P12"><text:span text:style-name="T113"/></text:p>
      <text:p text:style-name="P12"><text:span text:style-name="T113"/></text:p>
      <text:p text:style-name="P12"><text:span text:style-name="T113"/></text:p>
      <text:p text:style-name="P12"><text:span text:style-name="T113"/></text:p>
      <text:p text:style-name="P12"><text:span text:style-name="T113"/></text:p>
      <text:p text:style-name="P12"><text:span text:style-name="T113"/></text:p>
      <text:p text:style-name="P12"><text:span text:style-name="T113"/></text:p>
      <text:p text:style-name="P12"><text:span text:style-name="T1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